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st time:</text:p>
      <text:p text:style-name="Standard"><text:tab/>Time for execution of an algorithm [ie. A program]</text:p>
      <text:list xml:id="list724780821" text:style-name="L1">
        <text:list-item>
          <text:list>
            <text:list-item>
              <text:list>
                <text:list-item>
                  <text:p text:style-name="P1">Constant Time*</text:p>
                </text:list-item>
                <text:list-item>
                  <text:p text:style-name="P1">Linear Time*</text:p>
                </text:list-item>
                <text:list-item>
                  <text:p text:style-name="P1">Logarithmic time*</text:p>
                </text:list-item>
              </text:list>
            </text:list-item>
          </text:list>
        </text:list-item>
      </text:list>
      <text:p text:style-name="Standard"><text:tab/><text:tab/>*Functions of the size of the input ( <text:s/>T(n)=... <text:s/>)</text:p>
      <text:p text:style-name="Standard"/>
      <text:list xml:id="list1212752746" text:style-name="L2">
        <text:list-item>
          <text:list>
            <text:list-item>
              <text:list>
                <text:list-item>
                  <text:p text:style-name="P2">T(n) = c<text:tab/><text:tab/>(c = constant)</text:p>
                </text:list-item>
                <text:list-item>
                  <text:p text:style-name="P2">T(n) = c + n<text:tab/><text:tab/>(c = constant)</text:p>
                </text:list-item>
                <text:list-item>
                  <text:p text:style-name="P2">T(n) = c*log(n)<text:tab/>(c = constant)</text:p>
                </text:list-item>
              </text:list>
            </text:list-item>
          </text:list>
        </text:list-item>
      </text:list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CS250<text:tab/>IC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en Licastro</meta:initial-creator>
    <meta:creation-date>2012-09-07T11:08:09</meta:creation-date>
    <dc:date>2012-09-20T14:04:11</dc:date>
    <dc:creator>Braden Licastro</dc:creator>
    <meta:editing-duration>PT26M52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11" meta:word-count="55" meta:character-count="175" meta:non-whitespace-character-count="210"/>
  </office:meta>
</office:document-meta>
</file>